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officeooo:rsid="000ba788" officeooo:paragraph-rsid="000ba788"/>
    </style:style>
    <style:style style:name="P2" style:family="paragraph" style:parent-style-name="Standard" style:list-style-name="L1">
      <style:text-properties style:font-name="Arial" officeooo:rsid="000ba331" officeooo:paragraph-rsid="000ba331"/>
    </style:style>
    <style:style style:name="P3" style:family="paragraph" style:parent-style-name="Standard" style:list-style-name="L2">
      <style:text-properties style:font-name="Arial" officeooo:rsid="000ba788" officeooo:paragraph-rsid="000ba788"/>
    </style:style>
    <style:style style:name="P4" style:family="paragraph" style:parent-style-name="Standard" style:list-style-name="L2">
      <style:text-properties style:font-name="Arial" style:text-underline-style="none" officeooo:rsid="000e2ab5" officeooo:paragraph-rsid="000e2ab5"/>
    </style:style>
    <style:style style:name="T1" style:family="text">
      <style:text-properties officeooo:rsid="000ba788"/>
    </style:style>
    <style:style style:name="T2" style:family="text">
      <style:text-properties officeooo:rsid="000e2ab5"/>
    </style:style>
    <style:style style:name="T3" style:family="text">
      <style:text-properties officeooo:rsid="000e7be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as para la app:</text:p>
      <text:list text:style-name="L1">
        <text:list-item>
          <text:p text:style-name="P2">Genero(id, Nombre, Descripción)</text:p>
        </text:list-item>
        <text:list-item>
          <text:p text:style-name="P2">Anime(id, Nombre, Descripción, En_Emisión, Año, <text:span text:style-name="T2">imagen, </text:span><text:span text:style-name="T1">G</text:span>enero)</text:p>
        </text:list-item>
      </text:list>
      <text:list text:style-name="L2">
        <text:list-item>
          <text:p text:style-name="P3">Usuario(id, Nombre, Contraseña, Correo)</text:p>
        </text:list-item>
        <text:list-item>
          <text:p text:style-name="P4">Comentario(id, id_anime, id_usuario, <text:span text:style-name="T3">tipo, </text:span>comentario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Title">Modelo Entidad Relación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12:17:16.963000000</meta:creation-date>
    <dc:date>2024-04-09T15:32:06.662000000</dc:date>
    <meta:editing-duration>PT4H27M30S</meta:editing-duration>
    <meta:editing-cycles>4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6" meta:word-count="30" meta:character-count="233" meta:non-whitespace-character-count="213"/>
  </office:meta>
</office:document-meta>
</file>